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eph Tierney</text:p>
      <text:p text:style-name="Standard">45 Shangan Crescent</text:p>
      <text:p text:style-name="Standard">Ballymun, Dublin 9</text:p>
      <text:p text:style-name="Standard">(+353) 85-157-7722<text:tab/><text:tab/><text:tab/><text:tab/><text:tab/><text:tab/><text:tab/></text:p>
      <text:p text:style-name="Standard"><text:a xlink:type="simple" xlink:href="mailto:joeytierney_@hotmail.com" office:target-frame-name="_top" xlink:show="replace" text:style-name="Internet_20_link" text:visited-style-name="Visited_20_Internet_20_Link">joeytierney_@hotmail.com</text:a></text:p>
      <text:p text:style-name="Standard"/>
      <text:p text:style-name="Standard">Oct 10, 2014</text:p>
      <text:p text:style-name="Standard"/>
      <text:p text:style-name="Standard">Mr. Jim Ryan</text:p>
      <text:p text:style-name="Standard">Sony Computer Entertainment Ireland</text:p>
      <text:p text:style-name="Standard">110 1<text:span text:style-name="T1">st</text:span> Floor</text:p>
      <text:p text:style-name="Standard">Amines Street, Dublin 1</text:p>
      <text:p text:style-name="Standard"/>
      <text:p text:style-name="Standard">Dear Mr. Ryan,</text:p>
      <text:p text:style-name="Standard"/>
      <text:p text:style-name="Standard">I wish to apply for Work Experience for the Computer Programmer position advertised on your website. With much enthusiasm, I have attached my resume for your review.</text:p>
      <text:p text:style-name="Standard"/>
      <text:p text:style-name="Standard">I am currently a full-time computer science student in Coláiste Dhúlaigh College of Further Education. I have a particular interest in computer programming, and I am very skilled at coding, as you can see from my CV. Moreover, I am well acquainted with new and existing programming languages, applications, and systems; so there is no computer tech task I cannot manage with aplomb. Lastly, I work well in a team environment, but am also well suited to taking initiative when needed.</text:p>
      <text:p text:style-name="Standard"/>
      <text:p text:style-name="Standard">For the period of work experience, my college will cover me for insurance.</text:p>
      <text:p text:style-name="Standard"/>
      <text:p text:style-name="Standard">I would like the opportunity to discuss this opportunity with you further, if you would oblige. Please contact me at (+353) 85-157-7722 to schedule a time for an interview. I look forward to hearing from you.</text:p>
      <text:p text:style-name="Standard"/>
      <text:p text:style-name="Standard">Yours Sincerely,</text:p>
      <text:p text:style-name="Standard"/>
      <text:p text:style-name="Standard"/>
      <text:p text:style-name="Standard"/>
      <text:p text:style-name="Standard">Joseph Tierney</text:p>
      <text:p text:style-name="Standard"/>
      <text:p text:style-name="Standard">Encl: Resu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I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I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Joey Tierney</meta:initial-creator>
    <dc:creator>Joey Tierney</dc:creator>
    <meta:creation-date>2014-10-24T12:49:00Z</meta:creation-date>
    <dc:date>2014-10-25T13:08:29.46</dc:date>
    <meta:editing-cycles>4</meta:editing-cycles>
    <meta:editing-duration>PT16M25S</meta:editing-duration>
    <meta:document-statistic meta:table-count="0" meta:image-count="0" meta:object-count="0" meta:page-count="1" meta:paragraph-count="18" meta:word-count="194" meta:character-count="1181"/>
    <meta:template xlink:type="simple" xlink:actuate="onRequest" xlink:title="" xlink:href="Normal"/>
  </office:meta>
</office:document-meta>
</file>